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ffff" draw:fill="gradient" draw:fill-color="#3333ff" draw:fill-gradient-name="Tango_20_Green" draw:textarea-horizontal-align="justify" draw:textarea-vertical-align="middle" draw:auto-grow-height="false" fo:min-height="1.699cm" fo:min-width="2.465cm" draw:shadow="visible" draw:shadow-opacity="96%"/>
    </style:style>
    <style:style style:name="gr2" style:family="graphic" style:parent-style-name="standard">
      <style:graphic-properties svg:stroke-color="#66ffff" draw:fill="gradient" draw:fill-color="#3333ff" draw:fill-gradient-name="Tango_20_Green" draw:textarea-horizontal-align="justify" draw:textarea-vertical-align="middle" draw:auto-grow-height="false" fo:min-height="1.584cm" fo:min-width="2.35cm" draw:shadow="visible" draw:shadow-opacity="96%"/>
    </style:style>
    <style:style style:name="gr3" style:family="graphic" style:parent-style-name="standard">
      <style:graphic-properties svg:stroke-color="#66ffff" draw:fill="gradient" draw:fill-color="#3333ff" draw:fill-gradient-name="Tango_20_Green" draw:textarea-horizontal-align="justify" draw:textarea-vertical-align="middle" draw:auto-grow-height="false" fo:min-height="1.356cm" fo:min-width="4.435cm" draw:shadow="visible" draw:shadow-opacity="96%"/>
    </style:style>
    <style:style style:name="gr4" style:family="graphic" style:parent-style-name="standard">
      <style:graphic-properties svg:stroke-color="#66ffff" draw:fill="gradient" draw:fill-color="#3333ff" draw:fill-gradient-name="Tango_20_Green" draw:textarea-horizontal-align="justify" draw:textarea-vertical-align="middle" draw:auto-grow-height="false" fo:min-height="1.356cm" fo:min-width="3.546cm" draw:shadow="visible" draw:shadow-opacity="96%"/>
    </style:style>
    <style:style style:name="gr5" style:family="graphic" style:parent-style-name="standard">
      <style:graphic-properties svg:stroke-color="#66ffff" draw:fill="gradient" draw:fill-color="#3333ff" draw:fill-gradient-name="Tango_20_Green" draw:textarea-horizontal-align="justify" draw:textarea-vertical-align="middle" draw:auto-grow-height="false" fo:min-height="2.042cm" fo:min-width="2.681cm" draw:shadow="visible" draw:shadow-opacity="96%"/>
    </style:style>
    <style:style style:name="gr6" style:family="graphic" style:parent-style-name="standard">
      <style:graphic-properties svg:stroke-color="#66ffff" draw:fill="gradient" draw:fill-color="#3333ff" draw:fill-gradient-name="Tango_20_Green" draw:textarea-horizontal-align="justify" draw:textarea-vertical-align="middle" draw:auto-grow-height="false" fo:min-height="2.042cm" fo:min-width="9.412cm" draw:shadow="visible" draw:shadow-opacity="96%"/>
    </style:style>
    <style:style style:name="gr7" style:family="graphic" style:parent-style-name="standard">
      <style:graphic-properties svg:stroke-color="#99ffcc" draw:fill="gradient" draw:fill-color="#00cc33" draw:fill-gradient-name="Tango_20_Green" draw:textarea-horizontal-align="justify" draw:textarea-vertical-align="middle" draw:auto-grow-height="false" fo:min-height="2.196cm" fo:min-width="0.262cm"/>
    </style:style>
    <style:style style:name="gr8" style:family="graphic" style:parent-style-name="standard">
      <style:graphic-properties draw:fill="gradient" draw:fill-gradient-name="Tango_20_Green" draw:textarea-horizontal-align="justify" draw:textarea-vertical-align="middle" draw:auto-grow-height="false" fo:min-height="2.084cm" fo:min-width="0.199cm"/>
    </style:style>
    <style:style style:name="gr9" style:family="graphic" style:parent-style-name="standard">
      <style:graphic-properties svg:stroke-color="#66ffff" draw:fill="gradient" draw:fill-color="#3333ff" draw:fill-gradient-name="Tango_20_Green" draw:textarea-horizontal-align="justify" draw:textarea-vertical-align="middle" draw:auto-grow-height="false" fo:min-height="1.584cm" fo:min-width="6.795cm" draw:shadow="visible" draw:shadow-opacity="96%"/>
    </style:style>
    <style:style style:name="gr10" style:family="graphic" style:parent-style-name="standard">
      <style:graphic-properties svg:stroke-color="#66ffff" draw:fill="gradient" draw:fill-color="#3333ff" draw:fill-gradient-name="Tango_20_Green" draw:textarea-horizontal-align="justify" draw:textarea-vertical-align="middle" draw:auto-grow-height="false" fo:min-height="1.584cm" fo:min-width="7.43cm" draw:shadow="visible" draw:shadow-opacity="96%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color="#3333ff" draw:fill-gradient-name="Tango_20_Green"/>
      <style:paragraph-properties fo:text-align="center"/>
      <style:text-properties fo:color="#ffffff" fo:font-size="14pt" style:font-size-asian="14pt" style:font-size-complex="14pt"/>
    </style:style>
    <style:style style:name="P3" style:family="paragraph">
      <loext:graphic-properties draw:fill="gradient" draw:fill-color="#00cc33" draw:fill-gradient-name="Tango_20_Green"/>
      <style:paragraph-properties fo:text-align="center"/>
      <style:text-properties fo:color="#ffffff" fo:font-size="14pt" style:font-size-asian="14pt" style:font-size-complex="14pt"/>
    </style:style>
    <style:style style:name="P4" style:family="paragraph">
      <style:paragraph-properties fo:text-align="center"/>
      <style:text-properties fo:color="#ffffff" fo:font-size="14pt" style:font-size-asian="14pt" style:font-size-complex="14pt"/>
    </style:style>
    <style:style style:name="P5" style:family="paragraph">
      <loext:graphic-properties draw:fill="gradient" draw:fill-gradient-name="Tango_20_Green"/>
      <style:paragraph-properties fo:text-align="center"/>
      <style:text-properties fo:color="#ffffff" fo:font-size="14pt" style:font-size-asian="14pt" style:font-size-complex="14pt"/>
    </style:style>
    <style:style style:name="T1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75cm" svg:height="2.159cm" svg:x="6.715cm" svg:y="1.254cm">
          <text:p text:style-name="P1"><text:span text:style-name="T1">Lost Up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048cm" svg:height="2.032cm" svg:x="10.271cm" svg:y="1.381cm">
          <text:p text:style-name="P1"><text:span text:style-name="T1">Dirty 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5.107cm" svg:height="1.778cm" svg:x="18.272cm" svg:y="1.508cm">
          <text:p text:style-name="P1"><text:span text:style-name="T1">Non-repeatable 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.218cm" svg:height="1.778cm" svg:x="13.673cm" svg:y="1.508cm">
          <text:p text:style-name="P1"><text:span text:style-name="T1">Phantom 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429cm" svg:height="2.54cm" svg:x="12.938cm" svg:y="7.858cm">
          <text:p text:style-name="P1"><text:span text:style-name="T1">Isolation lev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0.16cm" svg:height="2.54cm" svg:x="9.382cm" svg:y="14.335cm">
          <text:p text:style-name="P1"><text:span text:style-name="T1">Concurrency Control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1.524cm" svg:height="2.794cm" svg:x="13.954cm" svg:y="4.556cm">
          <text:p text:style-name="P1"><text:span text:style-name="T1">Guarantees absence of 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1.397cm" svg:height="2.667cm" svg:x="13.954cm" svg:y="11.287cm">
          <text:p text:style-name="P4"><text:span text:style-name="T1">Implemented by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2" draw:layer="layout" svg:width="7.493cm" svg:height="2.032cm" svg:x="1.762cm" svg:y="17.383cm">
          <text:p text:style-name="P1"><text:span text:style-name="T1">Optimistic Concurrency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7.493cm" svg:height="2.032cm" svg:x="9.89cm" svg:y="17.383cm">
          <text:p text:style-name="P1"><text:span text:style-name="T1">Pessimistic Concurrency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8.128cm" svg:height="2.032cm" svg:x="17.891cm" svg:y="17.383cm">
          <text:p text:style-name="P1"><text:span text:style-name="T1">Multiversion Concurrency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7T15:41:08.076850359</meta:creation-date>
    <dc:date>2017-01-08T10:18:47.801430027</dc:date>
    <meta:editing-duration>PT18H25M4S</meta:editing-duration>
    <meta:editing-cycles>9</meta:editing-cycles>
    <meta:generator>LibreOffice/5.1.4.2$Linux_X86_64 LibreOffice_project/10m0$Build-2</meta:generator>
    <meta:document-statistic meta:object-count="11"/>
  </office:meta>
</office:document-meta>
</file>